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a136"/>
    </style:style>
    <style:style style:name="P2" style:family="paragraph" style:parent-style-name="Title">
      <style:text-properties fo:text-transform="uppercase" style:font-name="Caladea" fo:font-size="28pt" fo:font-weight="bold" officeooo:rsid="0010c924" officeooo:paragraph-rsid="0010c924" style:font-name-asian="Source Han Sans CN Regular" style:font-size-asian="28pt" style:font-weight-asian="bold" style:font-name-complex="Lohit Devanagari" style:font-size-complex="28pt" style:font-weight-complex="bold"/>
    </style:style>
    <style:style style:name="P3" style:family="paragraph" style:parent-style-name="Footer">
      <style:text-properties officeooo:paragraph-rsid="0010c924"/>
    </style:style>
    <style:style style:name="P4" style:family="paragraph" style:parent-style-name="Header">
      <style:text-properties officeooo:paragraph-rsid="000fa136"/>
    </style:style>
    <style:style style:name="P5" style:family="paragraph" style:parent-style-name="Heading_20_1">
      <style:text-properties officeooo:rsid="0010c924" officeooo:paragraph-rsid="0010c924"/>
    </style:style>
    <style:style style:name="P6" style:family="paragraph" style:parent-style-name="Heading_20_1">
      <style:text-properties officeooo:rsid="001490a1" officeooo:paragraph-rsid="001490a1"/>
    </style:style>
    <style:style style:name="P7" style:family="paragraph" style:parent-style-name="Heading_20_3">
      <style:text-properties officeooo:rsid="0011f32a" officeooo:paragraph-rsid="0011f32a"/>
    </style:style>
    <style:style style:name="P8" style:family="paragraph" style:parent-style-name="Text_20_body">
      <style:text-properties officeooo:rsid="0011f32a" officeooo:paragraph-rsid="0011f32a"/>
    </style:style>
    <style:style style:name="P9" style:family="paragraph" style:parent-style-name="Text_20_body" style:list-style-name="L1">
      <style:text-properties officeooo:rsid="0011f32a" officeooo:paragraph-rsid="0011f32a"/>
    </style:style>
    <style:style style:name="P10" style:family="paragraph" style:parent-style-name="Text_20_body">
      <style:text-properties officeooo:paragraph-rsid="0011f32a"/>
    </style:style>
    <style:style style:name="P11" style:family="paragraph" style:parent-style-name="Text_20_body">
      <style:text-properties fo:font-weight="bold" officeooo:rsid="001490a1" officeooo:paragraph-rsid="001490a1" style:font-weight-asian="bold" style:font-weight-complex="bold"/>
    </style:style>
    <style:style style:name="P12" style:family="paragraph" style:parent-style-name="Text_20_body">
      <style:text-properties fo:font-weight="bold" officeooo:rsid="001672bc" officeooo:paragraph-rsid="001672bc" style:font-weight-asian="bold" style:font-weight-complex="bold"/>
    </style:style>
    <style:style style:name="P13" style:family="paragraph" style:parent-style-name="Text_20_body">
      <style:text-properties fo:font-weight="normal" officeooo:rsid="001490a1" officeooo:paragraph-rsid="001490a1" style:font-weight-asian="normal" style:font-weight-complex="normal"/>
    </style:style>
    <style:style style:name="P14" style:family="paragraph" style:parent-style-name="Text_20_body">
      <style:text-properties fo:font-weight="normal" officeooo:rsid="001672bc" officeooo:paragraph-rsid="001672bc" style:font-weight-asian="normal" style:font-weight-complex="normal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10c924" style:font-size-asian="10.5pt"/>
    </style:style>
    <style:style style:name="T3" style:family="text">
      <style:text-properties style:font-name="Carlito" fo:font-size="11pt" officeooo:rsid="0011f32a" style:font-size-asian="10.5pt"/>
    </style:style>
    <style:style style:name="T4" style:family="text">
      <style:text-properties fo:text-transform="uppercase" style:font-name="Caladea" fo:font-size="18.2000007629395pt" fo:font-weight="normal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T5" style:family="text">
      <style:text-properties officeooo:rsid="0011f32a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&amp;a 7 transcript</text:p>
      <text:h text:style-name="P5" text:outline-level="1"><text:span text:style-name="T4">Preliminaries</text:span></text:h>
      <text:p text:style-name="P10"><text:span text:style-name="T5">r/KCLCS<text:tab/>-<text:tab/>CS subreddit<text:line-break/>@kclcs20<text:tab/>-<text:tab/></text:span><text:span text:style-name="T3">CS Instagram</text:span></text:p>
      <text:p text:style-name="P8">The second assignment is out now! You have until 2<text:span text:style-name="T6">nd</text:span> December to do this.</text:p>
      <text:p text:style-name="P8">I will not answer assignment questions today. Next week, I will see if there are some questions for you to answer. The main form for asking questions is through your SGTs.</text:p>
      <text:h text:style-name="P7" text:outline-level="3">Using sets and lists</text:h>
      <text:p text:style-name="P8">Differences:</text:p>
      <text:list xml:id="list2549580948" text:style-name="L1">
        <text:list-item>
          <text:p text:style-name="P9">Lists are ordered and can contain duplicates. The opposite is true for sets.</text:p>
        </text:list-item>
      </text:list>
      <text:p text:style-name="P10"><text:span text:style-name="T5">Because sets don’t have to be stored in order, there are more use cases. For example, if you </text:span><text:span text:style-name="T3">pop</text:span><text:span text:style-name="T5"> an element in a list, you have to move every element one slot down. If it were a set, it just puts the last element and puts it in the first slot, therefore being much more efficient.</text:span></text:p>
      <text:h text:style-name="P6" text:outline-level="1">Questions and answers</text:h>
      <text:p text:style-name="P11">Would a hash table be a good way of graphically drawing a function or are there better ways?</text:p>
      <text:p text:style-name="P13">You would more likely use a canvas for drawing a function.</text:p>
      <text:p text:style-name="P11">Can you store a data structure within another data structure? For example, an ArrayList of Sets?</text:p>
      <text:p text:style-name="P13">Yes! It’s a very useful thing to do and you will encounter things like these.</text:p>
      <text:p text:style-name="P11">Can you recorde these live Q&amp;A sessions like the other modules?</text:p>
      <text:p text:style-name="P13">We want you to participate, so no.</text:p>
      <text:p text:style-name="P11">Will we have a mid module exam in December?</text:p>
      <text:p text:style-name="P13">Yes! There is a shorter exam in December, and one at the end of the year.</text:p>
      <text:p text:style-name="P11">Can a map have the same key for different values?</text:p>
      <text:p text:style-name="P13">No, you can not have entries with the same key. The second entry will overwrite the first entry.</text:p>
      <text:p text:style-name="P12">Is a hash map like a dictionary in Python?</text:p>
      <text:p text:style-name="P14">It’s not exactly the same in behaviours, but yes. It’s essentially the same thing.</text:p>
      <text:p text:style-name="P12"><text:soft-page-break/>Is the December test fully multiple choice?</text:p>
      <text:p text:style-name="P14">No, it is not.</text:p>
      <text:p text:style-name="P12">After week 8, will we have enough knowledge to complete the assignment?</text:p>
      <text:p text:style-name="P14">Yes.</text:p>
      <text:p text:style-name="P14"/>
      <text:p text:style-name="P1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10c924"/>
    </style:style>
    <style:style style:name="MT1" style:family="text">
      <style:text-properties style:font-name="Carlito" officeooo:rsid="0010c924" style:font-size-asian="10.5pt"/>
    </style:style>
    <style:style style:name="MT2" style:family="text">
      <style:text-properties officeooo:rsid="000fa13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span text:style-name="MT2"><text:tab/></text:span><text:span text:style-name="MT1">Programming Practice and Application</text:span><text:span text:style-name="MT2"><text:tab/></text:span><text:span text:style-name="MT1">16/11/2020</text:span></text:p>
      </style:header>
      <style:footer>
        <text:p text:style-name="MP2"><text:span text:style-name="MT2">Aaron Patrick Monte<text:tab/></text:span><text:span text:style-name="MT1">Q&amp;A 7 Transcript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09:01:12.064149350</meta:creation-date>
    <dc:title>Notetaking</dc:title>
    <meta:generator>LibreOffice/7.0.2.2$Linux_X86_64 LibreOffice_project/00$Build-2</meta:generator>
    <meta:editing-duration>PT6M54S</meta:editing-duration>
    <meta:editing-cycles>3</meta:editing-cycles>
    <dc:date>2020-11-16T09:49:17.238677360</dc:date>
    <meta:document-statistic meta:table-count="0" meta:image-count="0" meta:object-count="0" meta:page-count="2" meta:paragraph-count="28" meta:word-count="326" meta:character-count="1768" meta:non-whitespace-character-count="1471"/>
    <meta:template xlink:type="simple" xlink:actuate="onRequest" xlink:title="Notetaking" xlink:href="../../../../../.config/libreoffice/4/user/template/Notetaking.ott" meta:date="2020-11-16T09:01:11.394588093"/>
  </office:meta>
</office:document-meta>
</file>